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24cm" draw:marker-end="Arrow" draw:marker-end-width="0.24cm" draw:textarea-horizontal-align="center" draw:textarea-vertical-align="middle" fo:padding-top="0.135cm" fo:padding-bottom="0.135cm" fo:padding-left="0.26cm" fo:padding-right="0.26cm"/>
    </style:style>
    <style:style style:name="gr2"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3"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objectwithoutfill">
      <style:graphic-properties svg:stroke-width="0.02cm" draw:marker-start-width="0.23cm" draw:marker-end-width="0.23cm" draw:fill="none" draw:textarea-horizontal-align="center" draw:textarea-vertical-align="middle" fo:padding-top="0.135cm" fo:padding-bottom="0.135cm" fo:padding-left="0.26cm" fo:padding-right="0.26cm"/>
    </style:style>
    <style:style style:name="gr5" style:family="graphic" style:parent-style-name="standard">
      <style:graphic-properties draw:stroke="none" draw:fill="hatch" draw:fill-hatch-name="Black_20_45_20_Degrees" draw:textarea-horizontal-align="justify" draw:textarea-vertical-align="middle" draw:auto-grow-height="false"/>
    </style:style>
    <style:style style:name="gr6" style:family="graphic" style:parent-style-name="standard">
      <style:graphic-properties svg:stroke-width="0.02cm"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7" style:family="graphic" style:parent-style-name="standard">
      <style:graphic-properties svg:stroke-width="0.01cm" draw:marker-start-width="0.215cm" draw:marker-end-width="0.215cm" draw:fill="none" draw:textarea-horizontal-align="justify" draw:textarea-vertical-align="middle" draw:auto-grow-height="false" fo:padding-top="0.13cm" fo:padding-bottom="0.13cm" fo:padding-left="0.255cm" fo:padding-right="0.255cm"/>
    </style:style>
    <style:style style:name="gr8" style:family="graphic" style:parent-style-name="standard">
      <style:graphic-properties draw:fill="solid" draw:fill-color="#000000" draw:textarea-horizontal-align="justify" draw:textarea-vertical-align="middle" draw:auto-grow-height="false"/>
    </style:style>
    <style:style style:name="gr9"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0" style:family="graphic" style:parent-style-name="standard">
      <style:graphic-properties svg:stroke-width="0.01cm" draw:marker-start="Arrow" draw:marker-start-width="0.22cm" draw:marker-end="Arrow" draw:marker-end-width="0.22cm" draw:textarea-horizontal-align="center" draw:textarea-vertical-align="middle" fo:padding-top="0.13cm" fo:padding-bottom="0.13cm" fo:padding-left="0.255cm" fo:padding-right="0.255cm"/>
    </style:style>
    <style:style style:name="gr11" style:family="graphic" style:parent-style-name="standard">
      <style:graphic-properties draw:stroke="none" svg:stroke-color="#000000" draw:fill="none" draw:fill-color="#ffffff" fo:min-height="1cm"/>
    </style:style>
    <style:style style:name="gr12" style:family="graphic" style:parent-style-name="standard">
      <style:graphic-properties draw:stroke="dash" draw:stroke-dash="Ultrafine_20_Dashed" svg:stroke-width="0.02cm" draw:marker-start-width="0.23cm" draw:marker-end-width="0.23cm"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color="#000000" fo:font-family="'Century Schoolbook L'" style:font-family-generic="roman" style:font-pitch="variable" fo:font-style="italic" style:font-style-asian="italic" style:font-style-complex="italic"/>
    </style:style>
    <style:style style:name="T1" style:family="text">
      <style:text-properties fo:color="#000000" fo:font-family="'Century Schoolbook L'" style:font-family-generic="roman" style:font-pitch="variable"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line draw:style-name="gr1" draw:text-style-name="P1" draw:layer="layout" svg:x1="3.504cm" svg:y1="1.949cm" svg:x2="3.504cm" svg:y2="2.592cm">
          <text:p/>
        </draw:line>
        <draw:line draw:style-name="gr2" draw:text-style-name="P1" draw:layer="layout" svg:x1="2.78cm" svg:y1="7.698cm" svg:x2="5.594cm" svg:y2="7.698cm">
          <text:p/>
        </draw:line>
        <draw:g>
          <draw:custom-shape draw:style-name="gr3" draw:text-style-name="P1" draw:layer="layout" svg:width="0.804cm" svg:height="0.804cm" svg:x="3.745cm" svg:y="1.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267cm" svg:height="0.267cm" draw:transform="rotate (-1.57079632679579) translate (4.12061855670064cm 2.21752577319548cm)" svg:viewBox="0 0 268 268" svg:d="m0 268c268 0 268-268 268-268">
            <text:p/>
          </draw:path>
        </draw:g>
        <draw:g>
          <draw:custom-shape draw:style-name="gr3" draw:text-style-name="P1" draw:layer="layout" svg:width="0.402cm" svg:height="0.402cm" svg:x="3.945cm" svg:y="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133cm" svg:height="0.133cm" draw:transform="rotate (-1.57079632679579) translate (4.13241237113394cm 1.3396907216494cm)" svg:viewBox="0 0 134 134" svg:d="m0 134c134 0 134-134 134-134">
            <text:p/>
          </draw:path>
        </draw:g>
        <draw:custom-shape draw:style-name="gr5" draw:text-style-name="P1" draw:layer="layout" svg:width="2.815cm" svg:height="0.402cm" svg:x="2.78cm" svg:y="7.698cm">
          <text:p/>
          <draw:enhanced-geometry svg:viewBox="0 0 21600 21600" draw:type="rectangle" draw:enhanced-path="M 0 0 L 21600 0 21600 21600 0 21600 0 0 Z N"/>
        </draw:custom-shape>
        <draw:line draw:style-name="gr1" draw:text-style-name="P1" draw:layer="layout" svg:x1="3.745cm" svg:y1="0.985cm" svg:x2="3.745cm" svg:y2="1.628cm">
          <text:p/>
        </draw:line>
        <draw:line draw:style-name="gr1" draw:text-style-name="P1" draw:layer="layout" svg:x1="3.102cm" svg:y1="3.497cm" svg:x2="3.102cm" svg:y2="4.14cm">
          <text:p/>
        </draw:line>
        <draw:g>
          <draw:custom-shape draw:style-name="gr3" draw:text-style-name="P1" draw:layer="layout" svg:width="1.609cm" svg:height="1.608cm" svg:x="3.3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535cm" svg:height="0.535cm" draw:transform="rotate (-1.57079632679579) translate (4.0938144329889cm 3.79175257731879cm)" svg:viewBox="0 0 536 536" svg:d="m0 536c536 0 536-536 536-536">
            <text:p/>
          </draw:path>
        </draw:g>
        <draw:g>
          <draw:custom-shape draw:style-name="gr3" draw:text-style-name="P1" draw:layer="layout" svg:width="2.493cm" svg:height="2.492cm" svg:x="2.941cm" svg:y="4.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83cm" svg:height="0.83cm" draw:transform="rotate (-1.57079632679579) translate (4.104536082473cm 6.21298969072042cm)" svg:viewBox="0 0 831 831" svg:d="m0 831c831 0 831-831 831-831">
            <text:p/>
          </draw:path>
        </draw:g>
        <draw:line draw:style-name="gr1" draw:text-style-name="P1" draw:layer="layout" svg:x1="2.7cm" svg:y1="5.848cm" svg:x2="2.7cm" svg:y2="6.491cm">
          <text:p/>
        </draw:line>
        <draw:line draw:style-name="gr2" draw:text-style-name="P1" draw:layer="layout" svg:x1="5.836cm" svg:y1="7.698cm" svg:x2="8.65cm" svg:y2="7.698cm">
          <text:p/>
        </draw:line>
        <draw:custom-shape draw:style-name="gr5" draw:text-style-name="P1" draw:layer="layout" svg:width="2.815cm" svg:height="0.402cm" svg:x="5.836cm" svg:y="7.698cm">
          <text:p/>
          <draw:enhanced-geometry svg:viewBox="0 0 21600 21600" draw:type="rectangle" draw:enhanced-path="M 0 0 L 21600 0 21600 21600 0 21600 0 0 Z N"/>
        </draw:custom-shape>
        <draw:g>
          <draw:custom-shape draw:style-name="gr3" draw:text-style-name="P1" draw:layer="layout" svg:width="2.493cm" svg:height="2.493cm" svg:x="5.997cm" svg:y="5.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83cm" svg:height="0.83cm" draw:transform="rotate (-1.57079632679579) translate (7.16020618556578cm 6.45422680412248cm)" svg:viewBox="0 0 831 831" svg:d="m0 831c831 0 831-831 831-831">
            <text:p/>
          </draw:path>
        </draw:g>
        <draw:custom-shape draw:style-name="gr6" draw:text-style-name="P1" draw:layer="layout" svg:width="1.608cm" svg:height="0.805cm" svg:x="6.56cm" svg:y="7.2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 draw:text-style-name="P1" draw:layer="layout" svg:x1="5.756cm" svg:y1="6.587cm" svg:x2="5.756cm" svg:y2="5.999cm">
          <text:p/>
        </draw:line>
        <draw:line draw:style-name="gr2" draw:text-style-name="P1" draw:layer="layout" svg:x1="8.892cm" svg:y1="7.698cm" svg:x2="11.706cm" svg:y2="7.698cm">
          <text:p/>
        </draw:line>
        <draw:custom-shape draw:style-name="gr5" draw:text-style-name="P1" draw:layer="layout" svg:width="2.814cm" svg:height="0.402cm" svg:x="8.892cm" svg:y="7.698cm">
          <text:p/>
          <draw:enhanced-geometry svg:viewBox="0 0 21600 21600" draw:type="rectangle" draw:enhanced-path="M 0 0 L 21600 0 21600 21600 0 21600 0 0 Z N"/>
        </draw:custom-shape>
        <draw:g>
          <draw:custom-shape draw:style-name="gr3" draw:text-style-name="P1" draw:layer="layout" svg:width="1.608cm" svg:height="1.608cm" svg:x="9.455cm" svg:y="3.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535cm" svg:height="0.535cm" draw:transform="rotate (-1.57079632679579) translate (10.2051546391745cm 4.21340206185488cm)" svg:viewBox="0 0 536 536" svg:d="m0 536c536 0 536-536 536-536">
            <text:p/>
          </draw:path>
        </draw:g>
        <draw:g>
          <draw:custom-shape draw:style-name="gr3" draw:text-style-name="P1" draw:layer="layout" svg:width="2.492cm" svg:height="2.493cm" svg:x="9.053cm" svg:y="5.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83cm" svg:height="0.83cm" draw:transform="rotate (-1.57079632679579) translate (10.2158762886586cm 6.37381443298846cm)" svg:viewBox="0 0 831 831" svg:d="m0 831c831 0 831-831 831-831">
            <text:p/>
          </draw:path>
        </draw:g>
        <draw:custom-shape draw:style-name="gr6" draw:text-style-name="P1" draw:layer="layout" svg:width="1.448cm" svg:height="0.724cm" svg:x="9.615cm" svg:y="4.64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 draw:text-style-name="P1" draw:layer="layout" svg:x1="9.133cm" svg:y1="4.643cm" svg:x2="9.133cm" svg:y2="3.828cm">
          <text:p/>
        </draw:line>
        <draw:line draw:style-name="gr1" draw:text-style-name="P1" draw:layer="layout" svg:x1="6.56cm" svg:y1="2.11cm" svg:x2="6.56cm" svg:y2="2.753cm">
          <text:p/>
        </draw:line>
        <draw:g>
          <draw:custom-shape draw:style-name="gr3" draw:text-style-name="P1" draw:layer="layout" svg:width="0.804cm" svg:height="0.805cm" svg:x="6.801cm" svg:y="1.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267cm" svg:height="0.267cm" draw:transform="rotate (-1.57079632679579) translate (7.17628865979342cm 2.37835051546352cm)" svg:viewBox="0 0 268 268" svg:d="m0 268c268 0 268-268 268-268">
            <text:p/>
          </draw:path>
        </draw:g>
        <draw:g>
          <draw:custom-shape draw:style-name="gr3" draw:text-style-name="P1" draw:layer="layout" svg:width="0.403cm" svg:height="0.402cm" svg:x="7cm" svg:y="1.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133cm" svg:height="0.133cm" draw:transform="rotate (-1.57079632679579) translate (7.18808247422672cm 1.50051546391745cm)" svg:viewBox="0 0 134 134" svg:d="m0 134c134 0 134-134 134-134">
            <text:p/>
          </draw:path>
        </draw:g>
        <draw:line draw:style-name="gr1" draw:text-style-name="P1" draw:layer="layout" svg:x1="6.801cm" svg:y1="1.145cm" svg:x2="6.801cm" svg:y2="1.788cm">
          <text:p/>
        </draw:line>
        <draw:line draw:style-name="gr1" draw:text-style-name="P1" draw:layer="layout" svg:x1="6.158cm" svg:y1="3.658cm" svg:x2="6.158cm" svg:y2="4.301cm">
          <text:p/>
        </draw:line>
        <draw:g>
          <draw:custom-shape draw:style-name="gr3" draw:text-style-name="P1" draw:layer="layout" svg:width="1.608cm" svg:height="1.608cm" svg:x="6.399cm" svg:y="3.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535cm" svg:height="0.535cm" draw:transform="rotate (-1.57079632679579) translate (7.14948453608168cm 3.95257731958683cm)" svg:viewBox="0 0 536 536" svg:d="m0 536c536 0 536-536 536-536">
            <text:p/>
          </draw:path>
        </draw:g>
        <draw:line draw:style-name="gr2" draw:text-style-name="P1" draw:layer="layout" svg:x1="11.947cm" svg:y1="7.698cm" svg:x2="14.761cm" svg:y2="7.698cm">
          <text:p/>
        </draw:line>
        <draw:g>
          <draw:custom-shape draw:style-name="gr3" draw:text-style-name="P1" draw:layer="layout" svg:width="0.804cm" svg:height="0.804cm" svg:x="12.912cm" svg:y="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267cm" svg:height="0.267cm" draw:transform="rotate (-1.57079632679579) translate (13.287628865979cm 2.73917525773156cm)" svg:viewBox="0 0 268 268" svg:d="m0 268c268 0 268-268 268-268">
            <text:p/>
          </draw:path>
        </draw:g>
        <draw:custom-shape draw:style-name="gr5" draw:text-style-name="P1" draw:layer="layout" svg:width="2.815cm" svg:height="0.402cm" svg:x="11.947cm" svg:y="7.698cm">
          <text:p/>
          <draw:enhanced-geometry svg:viewBox="0 0 21600 21600" draw:type="rectangle" draw:enhanced-path="M 0 0 L 21600 0 21600 21600 0 21600 0 0 Z N"/>
        </draw:custom-shape>
        <draw:g>
          <draw:custom-shape draw:style-name="gr3" draw:text-style-name="P1" draw:layer="layout" svg:width="1.609cm" svg:height="1.608cm" svg:x="12.51cm" svg:y="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535cm" svg:height="0.535cm" draw:transform="rotate (-1.57079632679579) translate (13.2608247422672cm 4.01340206185488cm)" svg:viewBox="0 0 536 536" svg:d="m0 536c536 0 536-536 536-536">
            <text:p/>
          </draw:path>
        </draw:g>
        <draw:g>
          <draw:custom-shape draw:style-name="gr3" draw:text-style-name="P1" draw:layer="layout" svg:width="2.493cm" svg:height="2.493cm" svg:x="12.108cm" svg:y="4.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83cm" svg:height="0.83cm" draw:transform="rotate (-1.57079632679579) translate (13.2715463917514cm 6.27381443298846cm)" svg:viewBox="0 0 831 831" svg:d="m0 831c831 0 831-831 831-831">
            <text:p/>
          </draw:path>
        </draw:g>
        <draw:custom-shape draw:style-name="gr6" draw:text-style-name="P1" draw:layer="layout" svg:width="1.448cm" svg:height="0.724cm" svg:x="12.671cm" svg:y="2.87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 draw:text-style-name="P1" draw:layer="layout" svg:x1="12.591cm" svg:y1="3.034cm" svg:x2="12.591cm" svg:y2="2.078cm">
          <text:p/>
        </draw:line>
        <draw:line draw:style-name="gr1" draw:text-style-name="P1" draw:layer="layout" svg:x1="12.189cm" svg:y1="4.443cm" svg:x2="12.189cm" svg:y2="3.628cm">
          <text:p/>
        </draw:line>
        <draw:line draw:style-name="gr1" draw:text-style-name="P1" draw:layer="layout" svg:x1="9.561cm" svg:y1="2.411cm" svg:x2="9.561cm" svg:y2="3.054cm">
          <text:p/>
        </draw:line>
        <draw:g>
          <draw:custom-shape draw:style-name="gr3" draw:text-style-name="P1" draw:layer="layout" svg:width="0.804cm" svg:height="0.805cm" svg:x="9.802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267cm" svg:height="0.267cm" draw:transform="rotate (-1.57079632679579) translate (10.1772886597934cm 2.67935051546352cm)" svg:viewBox="0 0 268 268" svg:d="m0 268c268 0 268-268 268-268">
            <text:p/>
          </draw:path>
        </draw:g>
        <draw:g>
          <draw:custom-shape draw:style-name="gr3" draw:text-style-name="P1" draw:layer="layout" svg:width="0.403cm" svg:height="0.402cm" svg:x="10.001cm" svg:y="1.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133cm" svg:height="0.133cm" draw:transform="rotate (-1.57079632679579) translate (10.1890824742267cm 1.80151546391745cm)" svg:viewBox="0 0 134 134" svg:d="m0 134c134 0 134-134 134-134">
            <text:p/>
          </draw:path>
        </draw:g>
        <draw:line draw:style-name="gr1" draw:text-style-name="P1" draw:layer="layout" svg:x1="9.802cm" svg:y1="1.446cm" svg:x2="9.802cm" svg:y2="2.089cm">
          <text:p/>
        </draw:line>
        <draw:g>
          <draw:custom-shape draw:style-name="gr3" draw:text-style-name="P1" draw:layer="layout" svg:width="0.403cm" svg:height="0.402cm" svg:x="13.101cm" svg:y="1.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133cm" svg:height="0.133cm" draw:transform="rotate (-1.57079632679579) translate (13.2890824742267cm 1.90151546391745cm)" svg:viewBox="0 0 134 134" svg:d="m0 134c134 0 134-134 134-134">
            <text:p/>
          </draw:path>
        </draw:g>
        <draw:line draw:style-name="gr1" draw:text-style-name="P1" draw:layer="layout" svg:x1="12.902cm" svg:y1="1.546cm" svg:x2="12.902cm" svg:y2="2.189cm">
          <text:p/>
        </draw:line>
        <draw:line draw:style-name="gr2" draw:text-style-name="P1" draw:layer="layout" svg:x1="15.048cm" svg:y1="7.698cm" svg:x2="17.862cm" svg:y2="7.698cm">
          <text:p/>
        </draw:line>
        <draw:g>
          <draw:custom-shape draw:style-name="gr3" draw:text-style-name="P1" draw:layer="layout" svg:width="0.804cm" svg:height="0.804cm" svg:x="16.013cm" svg:y="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267cm" svg:height="0.267cm" draw:transform="rotate (-1.57079632679579) translate (16.388628865979cm 2.53917525773156cm)" svg:viewBox="0 0 268 268" svg:d="m0 268c268 0 268-268 268-268">
            <text:p/>
          </draw:path>
        </draw:g>
        <draw:custom-shape draw:style-name="gr5" draw:text-style-name="P1" draw:layer="layout" svg:width="2.815cm" svg:height="0.402cm" svg:x="15.048cm" svg:y="7.698cm">
          <text:p/>
          <draw:enhanced-geometry svg:viewBox="0 0 21600 21600" draw:type="rectangle" draw:enhanced-path="M 0 0 L 21600 0 21600 21600 0 21600 0 0 Z N"/>
        </draw:custom-shape>
        <draw:g>
          <draw:custom-shape draw:style-name="gr3" draw:text-style-name="P1" draw:layer="layout" svg:width="1.609cm" svg:height="1.608cm" svg:x="15.611cm" svg:y="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535cm" svg:height="0.535cm" draw:transform="rotate (-1.57079632679579) translate (16.3618247422672cm 4.01340206185488cm)" svg:viewBox="0 0 536 536" svg:d="m0 536c536 0 536-536 536-536">
            <text:p/>
          </draw:path>
        </draw:g>
        <draw:g>
          <draw:custom-shape draw:style-name="gr3" draw:text-style-name="P1" draw:layer="layout" svg:width="2.493cm" svg:height="2.493cm" svg:x="15.209cm" svg:y="4.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83cm" svg:height="0.83cm" draw:transform="rotate (-1.57079632679579) translate (16.3725463917514cm 6.27381443298846cm)" svg:viewBox="0 0 831 831" svg:d="m0 831c831 0 831-831 831-831">
            <text:p/>
          </draw:path>
        </draw:g>
        <draw:line draw:style-name="gr1" draw:text-style-name="P1" draw:layer="layout" svg:x1="15.692cm" svg:y1="2.834cm" svg:x2="15.692cm" svg:y2="1.878cm">
          <text:p/>
        </draw:line>
        <draw:line draw:style-name="gr1" draw:text-style-name="P1" draw:layer="layout" svg:x1="15.29cm" svg:y1="4.443cm" svg:x2="15.29cm" svg:y2="3.628cm">
          <text:p/>
        </draw:line>
        <draw:g>
          <draw:custom-shape draw:style-name="gr3" draw:text-style-name="P1" draw:layer="layout" svg:width="0.403cm" svg:height="0.402cm" svg:x="16.202cm" svg:y="1.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 draw:text-style-name="P1" draw:layer="layout" svg:width="0.133cm" svg:height="0.133cm" draw:transform="rotate (-1.57079632679579) translate (16.3900824742267cm 1.70151546391745cm)" svg:viewBox="0 0 134 134" svg:d="m0 134c134 0 134-134 134-134">
            <text:p/>
          </draw:path>
        </draw:g>
        <draw:line draw:style-name="gr1" draw:text-style-name="P1" draw:layer="layout" svg:x1="15.999cm" svg:y1="1.7cm" svg:x2="16.004cm" svg:y2="0.315cm">
          <text:p/>
        </draw:line>
        <draw:custom-shape draw:style-name="gr6" draw:text-style-name="P1" draw:layer="layout" svg:width="1.045cm" svg:height="0.589cm" svg:x="15.955cm" svg:y="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 draw:text-style-name="P1" draw:layer="layout" svg:x1="8.8cm" svg:y1="6.6cm" svg:x2="8.8cm" svg:y2="6.012cm">
          <text:p/>
        </draw:line>
        <draw:line draw:style-name="gr1" draw:text-style-name="P1" draw:layer="layout" svg:x1="11.9cm" svg:y1="6.5cm" svg:x2="11.9cm" svg:y2="5.912cm">
          <text:p/>
        </draw:line>
        <draw:line draw:style-name="gr1" draw:text-style-name="P1" draw:layer="layout" svg:x1="15cm" svg:y1="6.5cm" svg:x2="15cm" svg:y2="5.912cm">
          <text:p/>
        </draw:line>
        <draw:custom-shape draw:style-name="gr7" draw:text-style-name="P1" draw:layer="layout" svg:width="1cm" svg:height="0.5cm" svg:x="5.2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cm" svg:height="0.5cm" svg:x="8.3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cm" svg:height="0.5cm" svg:x="11.4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cm" svg:height="0.5cm" svg:x="14.5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 draw:text-style-name="P1" draw:layer="layout" svg:x1="1.081cm" svg:y1="5.798cm" svg:x2="2cm" svg:y2="5.798cm">
          <text:p/>
        </draw:line>
        <draw:custom-shape draw:style-name="gr5" draw:text-style-name="P1" draw:layer="layout" svg:width="0.919cm" svg:height="0.402cm" svg:x="1.081cm" svg:y="5.798cm">
          <text:p/>
          <draw:enhanced-geometry svg:viewBox="0 0 21600 21600" draw:type="rectangle" draw:enhanced-path="M 0 0 L 21600 0 21600 21600 0 21600 0 0 Z N"/>
        </draw:custom-shape>
        <draw:line draw:style-name="gr2" draw:text-style-name="P1" draw:layer="layout" svg:x1="0.182cm" svg:y1="2.898cm" svg:x2="1.101cm" svg:y2="2.898cm">
          <text:p/>
        </draw:line>
        <draw:custom-shape draw:style-name="gr5" draw:text-style-name="P1" draw:layer="layout" svg:width="0.919cm" svg:height="0.402cm" svg:x="0.182cm" svg:y="2.898cm">
          <text:p/>
          <draw:enhanced-geometry svg:viewBox="0 0 21600 21600" draw:type="rectangle" draw:enhanced-path="M 0 0 L 21600 0 21600 21600 0 21600 0 0 Z N"/>
        </draw:custom-shape>
        <draw:custom-shape draw:style-name="gr8" draw:text-style-name="P1" draw:layer="layout" svg:width="0.5cm" svg:height="0.5cm" svg:x="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2cm" svg:y1="1.9cm" svg:x2="0.7cm" svg:y2="2.4cm">
          <text:p/>
        </draw:line>
        <draw:line draw:style-name="gr9" draw:text-style-name="P1" draw:layer="layout" svg:x1="0.729cm" svg:y1="2.4cm" svg:x2="0.5cm" svg:y2="2.9cm">
          <text:p/>
        </draw:line>
        <draw:line draw:style-name="gr9" draw:text-style-name="P1" draw:layer="layout" svg:x1="0.73cm" svg:y1="2.4cm" svg:x2="0.872cm" svg:y2="2.902cm">
          <text:p/>
        </draw:line>
        <draw:line draw:style-name="gr9" draw:text-style-name="P1" draw:layer="layout" svg:x1="1.03cm" svg:y1="2.2cm" svg:x2="1.437cm" svg:y2="2.546cm">
          <text:p/>
        </draw:line>
        <draw:g>
          <draw:custom-shape draw:style-name="gr3" draw:text-style-name="P1" draw:layer="layout" svg:width="0.102cm" svg:height="0.105cm" svg:x="1.431cm" svg:y="2.63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0.034cm" svg:height="0.033cm" draw:transform="rotate (-1.57079632679579) translate (1.47951433890692cm 2.69103765537708cm)" svg:viewBox="0 0 35 34" svg:d="m0 34c35 0 35-34 35-34">
            <text:p/>
          </draw:path>
        </draw:g>
        <draw:g>
          <draw:custom-shape draw:style-name="gr3" draw:text-style-name="P1" draw:layer="layout" svg:width="0.049cm" svg:height="0.052cm" svg:x="1.458cm" svg:y="2.5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0.016cm" svg:height="0.016cm" draw:transform="rotate (-1.57079632679579) translate (1.48100035592678cm 2.5774123653938cm)" svg:viewBox="0 0 17 17" svg:d="m0 17c17 0 17-17 17-17">
            <text:p/>
          </draw:path>
        </draw:g>
        <draw:g>
          <draw:custom-shape draw:style-name="gr3" draw:text-style-name="P1" draw:layer="layout" svg:width="0.202cm" svg:height="0.209cm" svg:x="1.382cm" svg:y="2.78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0.068cm" svg:height="0.067cm" draw:transform="rotate (-1.57079632679579) translate (1.4761370274982cm 2.89480256178283cm)" svg:viewBox="0 0 69 68" svg:d="m0 68c69 0 69-68 69-68">
            <text:p/>
          </draw:path>
        </draw:g>
        <draw:g>
          <draw:custom-shape draw:style-name="gr3" draw:text-style-name="P1" draw:layer="layout" svg:width="0.314cm" svg:height="0.322cm" svg:x="1.331cm" svg:y="3.0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0.107cm" svg:height="0.104cm" draw:transform="rotate (-1.57079632679579) translate (1.47748795206161cm 3.2082028624931cm)" svg:viewBox="0 0 108 105" svg:d="m0 105c108 0 108-105 108-105">
            <text:p/>
          </draw:path>
        </draw:g>
        <draw:line draw:style-name="gr10" draw:text-style-name="P1" draw:layer="layout" svg:x1="1.488cm" svg:y1="3.457cm" svg:x2="1.501cm" svg:y2="5.798cm">
          <text:p/>
        </draw:line>
        <draw:frame draw:style-name="gr11" draw:text-style-name="P2" draw:layer="layout" svg:width="1cm" svg:height="1.25cm" svg:x="1.4cm" svg:y="4.1cm">
          <draw:text-box>
            <text:p text:style-name="P2"><text:span text:style-name="T1">h</text:span></text:p>
          </draw:text-box>
        </draw:frame>
        <draw:line draw:style-name="gr12" draw:text-style-name="P1" draw:layer="layout" svg:x1="2.202cm" svg:y1="1.015cm" svg:x2="2.2cm" svg:y2="6.935cm">
          <text:p/>
        </draw:line>
        <draw:line draw:style-name="gr12" draw:text-style-name="P1" draw:layer="layout" svg:x1="0.114cm" svg:y1="6.963cm" svg:x2="2.2cm" svg:y2="6.93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MonaPGothic" style:font-family-generic="roman" style:font-pitch="variable" fo:font-size="24pt" fo:language="en" fo:country="US" style:font-family-asian="IPAMonaPGothic" style:font-family-generic-asian="system" style:font-pitch-asian="variable" style:font-size-asian="24pt" style:language-asian="ja" style:country-asian="JP" style:font-family-complex="IPAMonaPGothic" style:font-family-generic-complex="system" style:font-pitch-complex="variable"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MonaPGothic" style:font-family-generic="roman" style:font-pitch="variable" fo:font-size="18pt" fo:font-style="normal" fo:text-shadow="none" style:text-underline-style="none" fo:font-weight="normal" style:font-family-asian="IPAMonaPGothic" style:font-family-generic-asian="system" style:font-pitch-asian="variable" style:font-size-asian="18pt" style:font-style-asian="normal" style:font-weight-asian="normal"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8cm" fo:page-height="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07-05-04T19:23:29</meta:creation-date>
    <dc:creator>nishida </dc:creator>
    <dc:date>2012-05-30T08:21:33</dc:date>
    <meta:editing-cycles>36</meta:editing-cycles>
    <meta:editing-duration>PT3H34M7S</meta:editing-duration>
    <meta:document-statistic meta:object-count="123"/>
    <meta:user-defined meta:name="Info 1"/>
    <meta:user-defined meta:name="Info 2"/>
    <meta:user-defined meta:name="Info 3"/>
    <meta:user-defined meta:name="Info 4"/>
  </office:meta>
</office:document-meta>
</file>